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paragraph-properties fo:margin-top="0cm" fo:margin-bottom="0cm" loext:contextual-spacing="false"/>
      <style:text-properties officeooo:paragraph-rsid="0016a830"/>
    </style:style>
    <style:style style:name="P7" style:family="paragraph" style:parent-style-name="Text_20_body">
      <style:paragraph-properties fo:margin-top="0cm" fo:margin-bottom="0cm" loext:contextual-spacing="false"/>
      <style:text-properties officeooo:rsid="001971f8" officeooo:paragraph-rsid="001971f8"/>
    </style:style>
    <style:style style:name="P8" style:family="paragraph" style:parent-style-name="Text_20_body">
      <style:paragraph-properties fo:margin-top="0cm" fo:margin-bottom="0cm" loext:contextual-spacing="false"/>
      <style:text-properties officeooo:paragraph-rsid="001971f8"/>
    </style:style>
    <style:style style:name="P9" style:family="paragraph" style:parent-style-name="Text_20_body">
      <style:paragraph-properties fo:margin-top="0cm" fo:margin-bottom="0cm" loext:contextual-spacing="false"/>
      <style:text-properties officeooo:rsid="0023ffbf" officeooo:paragraph-rsid="0023ffbf"/>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Text_20_body">
      <style:text-properties fo:font-weight="bold" officeooo:rsid="001971f8" officeooo:paragraph-rsid="001971f8" style:font-weight-asian="bold" style:font-weight-complex="bold"/>
    </style:style>
    <style:style style:name="P12" style:family="paragraph" style:parent-style-name="Text_20_body">
      <style:text-properties fo:font-weight="bold" officeooo:rsid="0024890a" officeooo:paragraph-rsid="0024890a" style:font-weight-asian="bold" style:font-weight-complex="bold"/>
    </style:style>
    <style:style style:name="P13" style:family="paragraph" style:parent-style-name="Heading_20_1">
      <style:paragraph-properties fo:margin-top="0cm" fo:margin-bottom="0cm" loext:contextual-spacing="false"/>
    </style:style>
    <style:style style:name="P14" style:family="paragraph" style:parent-style-name="Heading_20_1">
      <style:paragraph-properties fo:margin-top="0cm" fo:margin-bottom="0cm" loext:contextual-spacing="false"/>
      <style:text-properties officeooo:paragraph-rsid="0016a830"/>
    </style:style>
    <style:style style:name="T1" style:family="text">
      <style:text-properties officeooo:rsid="001a177c"/>
    </style:style>
    <style:style style:name="T2" style:family="text">
      <style:text-properties officeooo:rsid="001a6fe9"/>
    </style:style>
    <style:style style:name="T3" style:family="text">
      <style:text-properties officeooo:rsid="002076e8"/>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3ff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6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6 About this Manual</text:p>
          </text:index-title>
          <text:p text:style-name="P10"><text:a xlink:type="simple" xlink:href="#__RefHeading___Toc235_1044504793" text:style-name="Index_20_Link" text:visited-style-name="Index_20_Link">About this Manual<text:tab/>1</text:a></text:p>
          <text:p text:style-name="P10"><text:a xlink:type="simple" xlink:href="#__RefHeading___Toc237_1044504793" text:style-name="Index_20_Link" text:visited-style-name="Index_20_Link">Manipulating Bforartists Manual<text:tab/>1</text:a></text:p>
          <text:p text:style-name="P10"><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4" text:outline-level="1"><text:bookmark-start text:name="__RefHeading___Toc235_1044504793"/>About this Manual<text:bookmark-end text:name="__RefHeading___Toc235_1044504793"/></text:h>
          </table:table-cell>
        </table:table-row>
      </table:table>
      <text:p text:style-name="P6"/>
      <text:p text:style-name="P7">Bforartists is a Blender fork. And so also the Bforartists Manual is based at the Blender manual. <text:span text:style-name="T3">Lofs</text:span> of the text and the images <text:span text:style-name="T3">is</text:span> still <text:span text:style-name="T3">material</text:span> from the Blender manual.</text:p>
      <text:p text:style-name="P7"/>
      <text:p text:style-name="P7">This will change over time when Bforartists evolves more and more away from Blender. But it is very likely that some old Blender manual parts will remain parts of the Bforartists manual. Freestyle documentation for example.</text:p>
      <text:p text:style-name="P4"/>
      <table:table table:name="Tabelle2" table:style-name="Tabelle2">
        <table:table-column table:style-name="Tabelle2.A"/>
        <table:table-row>
          <table:table-cell table:style-name="Tabelle2.A1" office:value-type="string">
            <text:h text:style-name="P14" text:outline-level="1"><text:bookmark-start text:name="__RefHeading___Toc237_1044504793"/><text:span text:style-name="T4">Manipulating</text:span> Bforartists Manual<text:bookmark-end text:name="__RefHeading___Toc237_1044504793"/></text:h>
          </table:table-cell>
        </table:table-row>
      </table:table>
      <text:p text:style-name="P6"/>
      <text:p text:style-name="P4">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text:span text:style-name="T7">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table-cell table:style-name="Tabelle3.A1" office:value-type="string">
            <text:h text:style-name="P13" text:outline-level="1"><text:bookmark-start text:name="__RefHeading___Toc950_1382165632"/>License<text:bookmark-end text:name="__RefHeading___Toc950_1382165632"/></text:h>
          </table:table-cell>
        </table:table-row>
      </table:table>
      <text:p text:style-name="P4"><text:line-break/><text:span text:style-name="T4">The </text:span>Bforartists’s Manual is free and published under <text:span text:style-name="T4">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without asking all involved persons if they wanted to do so. <text:span text:style-name="T5">The original manual was under OCL licenese. </text:span>Another license breach.</text:p>
      <text:p text:style-name="P5">So i choose the license type that seems to fit most here, especially when looking at the old licensing. Public Domain.<text:span text:style-name="T6"> The old Blender parts are still under OCL license.</text:span></text:p>
      <text:p text:style-name="P12"><text:soft-page-break/>The Bforartists 2 manual should not contain any old Blender manual material anymore once it is finished, and is then fully under Public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96 About this Manua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9:31.384000000</meta:creation-date>
    <dc:title>standard1cm</dc:title>
    <meta:editing-duration>PT39M23S</meta:editing-duration>
    <meta:editing-cycles>15</meta:editing-cycles>
    <meta:generator>LibreOffice/6.1.4.2$Windows_X86_64 LibreOffice_project/9d0f32d1f0b509096fd65e0d4bec26ddd1938fd3</meta:generator>
    <dc:date>2019-03-06T08:54:01.585000000</dc:date>
    <meta:document-statistic meta:table-count="3" meta:image-count="0" meta:object-count="0" meta:page-count="2" meta:paragraph-count="20" meta:word-count="398" meta:character-count="2329" meta:non-whitespace-character-count="1949"/>
    <meta:template xlink:type="simple" xlink:actuate="onRequest" xlink:title="standard1cm" xlink:href="../../../../AppData/Roaming/LibreOffice/4/user/template/standard1cm.ott" meta:date="2016-04-02T12:39:31.234000000"/>
  </office:meta>
</office:document-meta>
</file>